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none" fo:border-top="none" fo:border-bottom="0.05pt solid #000000"/>
    </style:style>
    <style:style style:name="Tabe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none" fo:border-top="none" fo:border-bottom="0.05pt solid #000000"/>
    </style:style>
    <style:style style:name="Tabela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none" fo:border-top="none" fo:border-bottom="0.05pt solid #000000"/>
    </style:style>
    <style:style style:name="Tabe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none" fo:border-top="none" fo:border-bottom="0.05pt solid #000000"/>
    </style:style>
    <style:style style:name="Tabe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fo:padding="0.097cm" fo:border-left="0.05pt solid #000000" fo:border-right="none" fo:border-top="none" fo:border-bottom="0.05pt solid #000000"/>
    </style:style>
    <style:style style:name="Tabe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fo:padding="0.097cm" fo:border-left="0.05pt solid #000000" fo:border-right="none" fo:border-top="none" fo:border-bottom="0.05pt solid #000000"/>
    </style:style>
    <style:style style:name="Tabe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none" fo:border-top="none" fo:border-bottom="0.05pt solid #000000"/>
    </style:style>
    <style:style style:name="Tabela3.E8" style:family="table-cell">
      <style:table-cell-properties fo:padding="0.097cm" fo:border-left="0.05pt solid #000000" fo:border-right="none" fo:border-top="none" fo:border-bottom="0.05pt solid #000000"/>
    </style:style>
    <style:style style:name="Tabe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none" fo:border-top="none" fo:border-bottom="0.05pt solid #000000"/>
    </style:style>
    <style:style style:name="Tabela3.E9" style:family="table-cell">
      <style:table-cell-properties fo:padding="0.097cm" fo:border-left="0.05pt solid #000000" fo:border-right="none" fo:border-top="none" fo:border-bottom="0.05pt solid #000000"/>
    </style:style>
    <style:style style:name="Tabela3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Rubik" officeooo:rsid="00032f06" officeooo:paragraph-rsid="00032f06"/>
    </style:style>
    <style:style style:name="P2" style:family="paragraph" style:parent-style-name="Standard">
      <style:paragraph-properties fo:text-align="center" style:justify-single-word="false"/>
      <style:text-properties officeooo:paragraph-rsid="00032f06"/>
    </style:style>
    <style:style style:name="P3" style:family="paragraph" style:parent-style-name="Standard">
      <style:paragraph-properties fo:text-align="center" style:justify-single-word="false"/>
      <style:text-properties officeooo:rsid="00032f06" officeooo:paragraph-rsid="00032f06"/>
    </style:style>
    <style:style style:name="P4" style:family="paragraph" style:parent-style-name="Standard">
      <style:paragraph-properties fo:text-align="center" style:justify-single-word="false"/>
      <style:text-properties style:font-name="Rubik" officeooo:rsid="00032f06" officeooo:paragraph-rsid="00032f06"/>
    </style:style>
    <style:style style:name="P5" style:family="paragraph" style:parent-style-name="Standard">
      <style:paragraph-properties fo:text-align="center" style:justify-single-word="false"/>
      <style:text-properties style:font-name="Rubik" officeooo:rsid="000896fd" officeooo:paragraph-rsid="000896fd"/>
    </style:style>
    <style:style style:name="P6" style:family="paragraph" style:parent-style-name="Standard">
      <style:text-properties style:font-name="Rubik" officeooo:paragraph-rsid="000896fd"/>
    </style:style>
    <style:style style:name="P7" style:family="paragraph" style:parent-style-name="Standard">
      <style:text-properties officeooo:paragraph-rsid="00032f06"/>
    </style:style>
    <style:style style:name="P8" style:family="paragraph" style:parent-style-name="Standard">
      <style:paragraph-properties fo:text-align="center" style:justify-single-word="false"/>
      <style:text-properties officeooo:rsid="000896fd" officeooo:paragraph-rsid="000896fd"/>
    </style:style>
    <style:style style:name="P9" style:family="paragraph" style:parent-style-name="Standard">
      <style:text-properties officeooo:paragraph-rsid="000896fd"/>
    </style:style>
    <style:style style:name="P10" style:family="paragraph" style:parent-style-name="Table_20_Contents">
      <style:paragraph-properties fo:text-align="center" style:justify-single-word="false"/>
      <style:text-properties style:font-name="Rubik"/>
    </style:style>
    <style:style style:name="P11" style:family="paragraph" style:parent-style-name="Table_20_Contents">
      <style:paragraph-properties fo:text-align="center" style:justify-single-word="false"/>
      <style:text-properties style:font-name="Rubik" officeooo:paragraph-rsid="00032f06"/>
    </style:style>
    <style:style style:name="P12" style:family="paragraph" style:parent-style-name="Table_20_Contents">
      <style:paragraph-properties fo:text-align="center" style:justify-single-word="false"/>
      <style:text-properties style:font-name="Rubik" officeooo:paragraph-rsid="000896fd"/>
    </style:style>
    <style:style style:name="P13" style:family="paragraph" style:parent-style-name="Table_20_Contents">
      <style:paragraph-properties fo:text-align="center" style:justify-single-word="false"/>
      <style:text-properties style:font-name="Rubik" officeooo:rsid="00032f06" officeooo:paragraph-rsid="00032f06"/>
    </style:style>
    <style:style style:name="P14" style:family="paragraph" style:parent-style-name="Table_20_Contents">
      <style:paragraph-properties fo:text-align="center" style:justify-single-word="false"/>
      <style:text-properties style:font-name="Rubik" officeooo:rsid="00032f06" officeooo:paragraph-rsid="000896fd"/>
    </style:style>
    <style:style style:name="P15" style:family="paragraph" style:parent-style-name="Table_20_Contents">
      <style:paragraph-properties fo:text-align="center" style:justify-single-word="false"/>
      <style:text-properties style:font-name="Rubik" fo:font-weight="bold" officeooo:paragraph-rsid="00032f0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Rubik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Rubik" fo:font-weight="bold" officeooo:paragraph-rsid="0005ef7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Rubik" fo:font-weight="bold" officeooo:paragraph-rsid="00075d8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Rubik" fo:font-weight="bold" officeooo:rsid="0003f80a" officeooo:paragraph-rsid="0003f80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Rubik" fo:font-weight="bold" officeooo:rsid="0005ef79" officeooo:paragraph-rsid="0005ef79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ubik" fo:font-weight="bold" officeooo:rsid="000896fd" officeooo:paragraph-rsid="000896f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ubik" fo:font-weight="bold" officeooo:rsid="0008aa23" officeooo:paragraph-rsid="0008aa23" style:font-weight-asian="bold" style:font-weight-complex="bold"/>
    </style:style>
    <style:style style:name="T1" style:family="text">
      <style:text-properties officeooo:rsid="0003f80a"/>
    </style:style>
    <style:style style:name="T2" style:family="text">
      <style:text-properties officeooo:rsid="0008aa23"/>
    </style:style>
    <style:style style:name="T3" style:family="text">
      <style:text-properties style:font-name="Rubik" officeooo:rsid="0008a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ela 1 - <text:span text:style-name="T1">maior</text:span></text:p>
      <table:table table:name="Tabela1" table:style-name="Tabela1">
        <table:table-column table:style-name="Tabela1.A" table:number-columns-repeated="6"/>
        <table:table-row table:style-name="TableLine2471332923520"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3">N = 1000</text:p>
          </table:table-cell>
          <table:table-cell table:style-name="Tabela1.A1" office:value-type="string">
            <text:p text:style-name="P13">N = 10000</text:p>
          </table:table-cell>
          <table:table-cell table:style-name="Tabela1.A1" office:value-type="string">
            <text:p text:style-name="P13">N = 50000</text:p>
          </table:table-cell>
          <table:table-cell table:style-name="Tabela1.F1" office:value-type="string">
            <text:p text:style-name="P13">N = 100000</text:p>
          </table:table-cell>
        </table:table-row>
        <table:table-row table:style-name="TableLine2471332923520">
          <table:table-cell table:style-name="Tabela1.A2" table:number-rows-spanned="4" office:value-type="string">
            <text:p text:style-name="P13">M composto</text:p>
          </table:table-cell>
          <table:table-cell table:style-name="Tabela1.E9" office:value-type="string">
            <text:p text:style-name="P13">M = 10</text:p>
          </table:table-cell>
          <table:table-cell table:style-name="Tabela1.E9" office:value-type="string">
            <text:p text:style-name="P19">110</text:p>
          </table:table-cell>
          <table:table-cell table:style-name="Tabela1.E9" office:value-type="string">
            <text:p text:style-name="P19">923</text:p>
          </table:table-cell>
          <table:table-cell table:style-name="Tabela1.E9" office:value-type="string">
            <text:p text:style-name="P20">4898</text:p>
          </table:table-cell>
          <table:table-cell table:style-name="Tabela1.F9" office:value-type="string">
            <text:p text:style-name="P20">9668</text:p>
          </table:table-cell>
        </table:table-row>
        <table:table-row table:style-name="TableLine2471332923520">
          <table:covered-table-cell table:style-name="Tabela1.A5"/>
          <table:table-cell table:style-name="Tabela1.E9" office:value-type="string">
            <text:p text:style-name="P13">M = 100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6">126</text:p>
          </table:table-cell>
          <table:table-cell table:style-name="Tabela1.E9" office:value-type="string">
            <text:p text:style-name="P16">535</text:p>
          </table:table-cell>
          <table:table-cell table:style-name="Tabela1.F9" office:value-type="string">
            <text:p text:style-name="P17">1048</text:p>
          </table:table-cell>
        </table:table-row>
        <table:table-row table:style-name="TableLine2471332923520">
          <table:covered-table-cell table:style-name="Tabela1.A5"/>
          <table:table-cell table:style-name="Tabela1.E9" office:value-type="string">
            <text:p text:style-name="P13">M = 500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6">120</text:p>
          </table:table-cell>
          <table:table-cell table:style-name="Tabela1.F9" office:value-type="string">
            <text:p text:style-name="P16">225</text:p>
          </table:table-cell>
        </table:table-row>
        <table:table-row table:style-name="TableLine2471332923520">
          <table:covered-table-cell table:style-name="Tabela1.A5"/>
          <table:table-cell table:style-name="Tabela1.E9" office:value-type="string">
            <text:p text:style-name="P13">M = 1000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3">x</text:p>
          </table:table-cell>
          <table:table-cell table:style-name="Tabela1.F9" office:value-type="string">
            <text:p text:style-name="P16">125</text:p>
          </table:table-cell>
        </table:table-row>
        <table:table-row table:style-name="TableLine2471332923520">
          <table:table-cell table:style-name="Tabela1.A2" table:number-rows-spanned="4" office:value-type="string">
            <text:p text:style-name="P13">M Primo</text:p>
          </table:table-cell>
          <table:table-cell table:style-name="Tabela1.E9" office:value-type="string">
            <text:p text:style-name="P13">M = 7</text:p>
          </table:table-cell>
          <table:table-cell table:style-name="Tabela1.E9" office:value-type="string">
            <text:p text:style-name="P16">155</text:p>
          </table:table-cell>
          <table:table-cell table:style-name="Tabela1.E9" office:value-type="string">
            <text:p text:style-name="P16">1412</text:p>
          </table:table-cell>
          <table:table-cell table:style-name="Tabela1.E9" office:value-type="string">
            <text:p text:style-name="P18">6860</text:p>
          </table:table-cell>
          <table:table-cell table:style-name="Tabela1.F9" office:value-type="string">
            <text:p text:style-name="P16">13788</text:p>
          </table:table-cell>
        </table:table-row>
        <table:table-row table:style-name="TableLine2471332923520">
          <table:covered-table-cell table:style-name="Tabela1.A9"/>
          <table:table-cell table:style-name="Tabela1.E9" office:value-type="string">
            <text:p text:style-name="P13">M = 97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6">129</text:p>
          </table:table-cell>
          <table:table-cell table:style-name="Tabela1.E9" office:value-type="string">
            <text:p text:style-name="P16">531</text:p>
          </table:table-cell>
          <table:table-cell table:style-name="Tabela1.F9" office:value-type="string">
            <text:p text:style-name="P16">1037</text:p>
          </table:table-cell>
        </table:table-row>
        <table:table-row table:style-name="TableLine2471332923520">
          <table:covered-table-cell table:style-name="Tabela1.A9"/>
          <table:table-cell table:style-name="Tabela1.E9" office:value-type="string">
            <text:p text:style-name="P13">M = 499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6">125</text:p>
          </table:table-cell>
          <table:table-cell table:style-name="Tabela1.F9" office:value-type="string">
            <text:p text:style-name="P16">230</text:p>
          </table:table-cell>
        </table:table-row>
        <table:table-row table:style-name="TableLine2471332923520">
          <table:covered-table-cell table:style-name="Tabela1.A9"/>
          <table:table-cell table:style-name="Tabela1.E9" office:value-type="string">
            <text:p text:style-name="P13">M = 997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3">x</text:p>
          </table:table-cell>
          <table:table-cell table:style-name="Tabela1.E9" office:value-type="string">
            <text:p text:style-name="P13">x</text:p>
          </table:table-cell>
          <table:table-cell table:style-name="Tabela1.F9" office:value-type="string">
            <text:p text:style-name="P16">133</text:p>
          </table:table-cell>
        </table:table-row>
      </table:table>
      <text:p text:style-name="P4"/>
      <text:p text:style-name="P4">Tabela 2 - <text:span text:style-name="T1">menor</text:span></text:p>
      <text:p text:style-name="P4"/>
      <table:table table:name="Tabela2" table:style-name="Tabela2">
        <table:table-column table:style-name="Tabela2.A" table:number-columns-repeated="6"/>
        <table:table-row table:style-name="TableLine2471332932496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3">N = 1000</text:p>
          </table:table-cell>
          <table:table-cell table:style-name="Tabela2.A1" office:value-type="string">
            <text:p text:style-name="P13">N = 10000</text:p>
          </table:table-cell>
          <table:table-cell table:style-name="Tabela2.A1" office:value-type="string">
            <text:p text:style-name="P13">N = 50000</text:p>
          </table:table-cell>
          <table:table-cell table:style-name="Tabela2.F1" office:value-type="string">
            <text:p text:style-name="P13">N = 100000</text:p>
          </table:table-cell>
        </table:table-row>
        <table:table-row table:style-name="TableLine2471332932496">
          <table:table-cell table:style-name="Tabela2.A2" table:number-rows-spanned="4" office:value-type="string">
            <text:p text:style-name="P13">M composto</text:p>
          </table:table-cell>
          <table:table-cell table:style-name="Tabela2.E9" office:value-type="string">
            <text:p text:style-name="P13">M = 10</text:p>
          </table:table-cell>
          <table:table-cell table:style-name="Tabela2.E9" office:value-type="string">
            <text:p text:style-name="P19">86</text:p>
          </table:table-cell>
          <table:table-cell table:style-name="Tabela2.E9" office:value-type="string">
            <text:p text:style-name="P19">835</text:p>
          </table:table-cell>
          <table:table-cell table:style-name="Tabela2.E9" office:value-type="string">
            <text:p text:style-name="P20">4621</text:p>
          </table:table-cell>
          <table:table-cell table:style-name="Tabela2.F9" office:value-type="string">
            <text:p text:style-name="P15">9441</text:p>
          </table:table-cell>
        </table:table-row>
        <table:table-row table:style-name="TableLine2471332932496">
          <table:covered-table-cell table:style-name="Tabela2.A5"/>
          <table:table-cell table:style-name="Tabela2.E9" office:value-type="string">
            <text:p text:style-name="P13">M = 100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5">74</text:p>
          </table:table-cell>
          <table:table-cell table:style-name="Tabela2.E9" office:value-type="string">
            <text:p text:style-name="P15">412</text:p>
          </table:table-cell>
          <table:table-cell table:style-name="Tabela2.F9" office:value-type="string">
            <text:p text:style-name="P15">907</text:p>
          </table:table-cell>
        </table:table-row>
        <table:table-row table:style-name="TableLine2471332932496">
          <table:covered-table-cell table:style-name="Tabela2.A5"/>
          <table:table-cell table:style-name="Tabela2.E9" office:value-type="string">
            <text:p text:style-name="P13">M = 500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5">67</text:p>
          </table:table-cell>
          <table:table-cell table:style-name="Tabela2.F9" office:value-type="string">
            <text:p text:style-name="P15">154</text:p>
          </table:table-cell>
        </table:table-row>
        <table:table-row table:style-name="TableLine2471332932496">
          <table:covered-table-cell table:style-name="Tabela2.A5"/>
          <table:table-cell table:style-name="Tabela2.E9" office:value-type="string">
            <text:p text:style-name="P13">M = 1000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3">x</text:p>
          </table:table-cell>
          <table:table-cell table:style-name="Tabela2.F9" office:value-type="string">
            <text:p text:style-name="P15">67</text:p>
          </table:table-cell>
        </table:table-row>
        <table:table-row table:style-name="TableLine2471332932496">
          <table:table-cell table:style-name="Tabela2.A2" table:number-rows-spanned="4" office:value-type="string">
            <text:p text:style-name="P13">M Primo</text:p>
          </table:table-cell>
          <table:table-cell table:style-name="Tabela2.E9" office:value-type="string">
            <text:p text:style-name="P13">M = 7</text:p>
          </table:table-cell>
          <table:table-cell table:style-name="Tabela2.E9" office:value-type="string">
            <text:p text:style-name="P15">118</text:p>
          </table:table-cell>
          <table:table-cell table:style-name="Tabela2.E9" office:value-type="string">
            <text:p text:style-name="P15">1309</text:p>
          </table:table-cell>
          <table:table-cell table:style-name="Tabela2.E9" office:value-type="string">
            <text:p text:style-name="P15">6709</text:p>
          </table:table-cell>
          <table:table-cell table:style-name="Tabela2.F9" office:value-type="string">
            <text:p text:style-name="P15">13532</text:p>
          </table:table-cell>
        </table:table-row>
        <table:table-row table:style-name="TableLine2471332932496">
          <table:covered-table-cell table:style-name="Tabela2.A9"/>
          <table:table-cell table:style-name="Tabela2.E9" office:value-type="string">
            <text:p text:style-name="P13">M = 97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5">80</text:p>
          </table:table-cell>
          <table:table-cell table:style-name="Tabela2.E9" office:value-type="string">
            <text:p text:style-name="P15">441</text:p>
          </table:table-cell>
          <table:table-cell table:style-name="Tabela2.F9" office:value-type="string">
            <text:p text:style-name="P15">937</text:p>
          </table:table-cell>
        </table:table-row>
        <table:table-row table:style-name="TableLine2471332932496">
          <table:covered-table-cell table:style-name="Tabela2.A9"/>
          <table:table-cell table:style-name="Tabela2.E9" office:value-type="string">
            <text:p text:style-name="P13">M = 499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5">70</text:p>
          </table:table-cell>
          <table:table-cell table:style-name="Tabela2.F9" office:value-type="string">
            <text:p text:style-name="P15">146</text:p>
          </table:table-cell>
        </table:table-row>
        <table:table-row table:style-name="TableLine2471332932496">
          <table:covered-table-cell table:style-name="Tabela2.A9"/>
          <table:table-cell table:style-name="Tabela2.E9" office:value-type="string">
            <text:p text:style-name="P13">M = 997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3">x</text:p>
          </table:table-cell>
          <table:table-cell table:style-name="Tabela2.E9" office:value-type="string">
            <text:p text:style-name="P13">x</text:p>
          </table:table-cell>
          <table:table-cell table:style-name="Tabela2.F9" office:value-type="string">
            <text:p text:style-name="P15">70</text:p>
          </table:table-cell>
        </table:table-row>
      </table:table>
      <text:p text:style-name="P7"/>
      <text:p text:style-name="P4">Tabela 3 - <text:span text:style-name="T1">media</text:span></text:p>
      <text:p text:style-name="P3"/>
      <table:table table:name="Tabela3" table:style-name="Tabela3">
        <table:table-column table:style-name="Tabela3.A" table:number-columns-repeated="6"/>
        <table:table-row table:style-name="TableLine2471106881360"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13">N = 1000</text:p>
          </table:table-cell>
          <table:table-cell table:style-name="Tabela3.A1" office:value-type="string">
            <text:p text:style-name="P13">N = 10000</text:p>
          </table:table-cell>
          <table:table-cell table:style-name="Tabela3.A1" office:value-type="string">
            <text:p text:style-name="P13">N = 50000</text:p>
          </table:table-cell>
          <table:table-cell table:style-name="Tabela3.F1" office:value-type="string">
            <text:p text:style-name="P13">N = 100000</text:p>
          </table:table-cell>
        </table:table-row>
        <table:table-row table:style-name="TableLine2471106881360">
          <table:table-cell table:style-name="Tabela3.A2" table:number-rows-spanned="4" office:value-type="string">
            <text:p text:style-name="P13">M composto</text:p>
          </table:table-cell>
          <table:table-cell table:style-name="Tabela3.E9" office:value-type="string">
            <text:p text:style-name="P13">M = 10</text:p>
          </table:table-cell>
          <table:table-cell table:style-name="Tabela3.E9" office:value-type="string">
            <text:p text:style-name="P19">95</text:p>
          </table:table-cell>
          <table:table-cell table:style-name="Tabela3.E9" office:value-type="string">
            <text:p text:style-name="P19">861</text:p>
          </table:table-cell>
          <table:table-cell table:style-name="Tabela3.E9" office:value-type="string">
            <text:p text:style-name="P20">4761</text:p>
          </table:table-cell>
          <table:table-cell table:style-name="Tabela3.F9" office:value-type="string">
            <text:p text:style-name="P15">9569</text:p>
          </table:table-cell>
        </table:table-row>
        <table:table-row table:style-name="TableLine2471106881360">
          <table:covered-table-cell table:style-name="Tabela3.A5"/>
          <table:table-cell table:style-name="Tabela3.E9" office:value-type="string">
            <text:p text:style-name="P13">M = 100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5">94</text:p>
          </table:table-cell>
          <table:table-cell table:style-name="Tabela3.E9" office:value-type="string">
            <text:p text:style-name="P15">476</text:p>
          </table:table-cell>
          <table:table-cell table:style-name="Tabela3.F9" office:value-type="string">
            <text:p text:style-name="P15">956</text:p>
          </table:table-cell>
        </table:table-row>
        <table:table-row table:style-name="TableLine2471106881360">
          <table:covered-table-cell table:style-name="Tabela3.A5"/>
          <table:table-cell table:style-name="Tabela3.E9" office:value-type="string">
            <text:p text:style-name="P13">M = 500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5">95</text:p>
          </table:table-cell>
          <table:table-cell table:style-name="Tabela3.F9" office:value-type="string">
            <text:p text:style-name="P15">191</text:p>
          </table:table-cell>
        </table:table-row>
        <table:table-row table:style-name="TableLine2471106881360">
          <table:covered-table-cell table:style-name="Tabela3.A5"/>
          <table:table-cell table:style-name="Tabela3.E9" office:value-type="string">
            <text:p text:style-name="P13">M = 1000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3">x</text:p>
          </table:table-cell>
          <table:table-cell table:style-name="Tabela3.F9" office:value-type="string">
            <text:p text:style-name="P15">95</text:p>
          </table:table-cell>
        </table:table-row>
        <table:table-row table:style-name="TableLine2471106881360">
          <table:table-cell table:style-name="Tabela3.A2" table:number-rows-spanned="4" office:value-type="string">
            <text:p text:style-name="P13">M Primo</text:p>
          </table:table-cell>
          <table:table-cell table:style-name="Tabela3.E9" office:value-type="string">
            <text:p text:style-name="P13">M = 7</text:p>
          </table:table-cell>
          <table:table-cell table:style-name="Tabela3.E9" office:value-type="string">
            <text:p text:style-name="P15">136</text:p>
          </table:table-cell>
          <table:table-cell table:style-name="Tabela3.E9" office:value-type="string">
            <text:p text:style-name="P15">1356</text:p>
          </table:table-cell>
          <table:table-cell table:style-name="Tabela3.E9" office:value-type="string">
            <text:p text:style-name="P15">6802</text:p>
          </table:table-cell>
          <table:table-cell table:style-name="Tabela3.F9" office:value-type="string">
            <text:p text:style-name="P15">13670</text:p>
          </table:table-cell>
        </table:table-row>
        <table:table-row table:style-name="TableLine2471106881360">
          <table:covered-table-cell table:style-name="Tabela3.A9"/>
          <table:table-cell table:style-name="Tabela3.E9" office:value-type="string">
            <text:p text:style-name="P13">M = 97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5">97</text:p>
          </table:table-cell>
          <table:table-cell table:style-name="Tabela3.E9" office:value-type="string">
            <text:p text:style-name="P15">490</text:p>
          </table:table-cell>
          <table:table-cell table:style-name="Tabela3.F9" office:value-type="string">
            <text:p text:style-name="P15">986</text:p>
          </table:table-cell>
        </table:table-row>
        <table:table-row table:style-name="TableLine2471106881360">
          <table:covered-table-cell table:style-name="Tabela3.A9"/>
          <table:table-cell table:style-name="Tabela3.E9" office:value-type="string">
            <text:p text:style-name="P13">M = 499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5">95</text:p>
          </table:table-cell>
          <table:table-cell table:style-name="Tabela3.F9" office:value-type="string">
            <text:p text:style-name="P15">191</text:p>
          </table:table-cell>
        </table:table-row>
        <table:table-row table:style-name="TableLine2471106881360">
          <table:covered-table-cell table:style-name="Tabela3.A9"/>
          <table:table-cell table:style-name="Tabela3.E9" office:value-type="string">
            <text:p text:style-name="P13">M = 997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3">x</text:p>
          </table:table-cell>
          <table:table-cell table:style-name="Tabela3.E9" office:value-type="string">
            <text:p text:style-name="P13">x</text:p>
          </table:table-cell>
          <table:table-cell table:style-name="Tabela3.F9" office:value-type="string">
            <text:p text:style-name="P15">95</text:p>
          </table:table-cell>
        </table:table-row>
      </table:table>
      <text:p text:style-name="P7"/>
      <text:p text:style-name="P2"/>
      <text:p text:style-name="P5"><text:soft-page-break/>Tabela 4 - <text:span text:style-name="T2">N/M</text:span></text:p>
      <text:p text:style-name="P8"/>
      <table:table table:name="Tabela4" table:style-name="Tabela4">
        <table:table-column table:style-name="Tabela4.A" table:number-columns-repeated="6"/>
        <table:table-row table:style-name="TableLine2471001266864"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P14">N = 1000</text:p>
          </table:table-cell>
          <table:table-cell table:style-name="Tabela4.A1" office:value-type="string">
            <text:p text:style-name="P14">N = 10000</text:p>
          </table:table-cell>
          <table:table-cell table:style-name="Tabela4.A1" office:value-type="string">
            <text:p text:style-name="P14">N = 50000</text:p>
          </table:table-cell>
          <table:table-cell table:style-name="Tabela4.F1" office:value-type="string">
            <text:p text:style-name="P14">N = 100000</text:p>
          </table:table-cell>
        </table:table-row>
        <table:table-row table:style-name="TableLine2471001266864">
          <table:table-cell table:style-name="Tabela4.A2" table:number-rows-spanned="4" office:value-type="string">
            <text:p text:style-name="P14">M composto</text:p>
          </table:table-cell>
          <table:table-cell table:style-name="Tabela4.E9" office:value-type="string">
            <text:p text:style-name="P14">M = 10</text:p>
          </table:table-cell>
          <table:table-cell table:style-name="Tabela4.E9" office:value-type="string">
            <text:p text:style-name="P21">100</text:p>
          </table:table-cell>
          <table:table-cell table:style-name="Tabela4.E9" office:value-type="string">
            <text:p text:style-name="P21">1000</text:p>
          </table:table-cell>
          <table:table-cell table:style-name="Tabela4.E9" office:value-type="string">
            <text:p text:style-name="P21">5000</text:p>
          </table:table-cell>
          <table:table-cell table:style-name="Tabela4.F9" office:value-type="string">
            <text:p text:style-name="P21">10000</text:p>
          </table:table-cell>
        </table:table-row>
        <table:table-row table:style-name="TableLine2471001266864">
          <table:covered-table-cell table:style-name="Tabela4.A5"/>
          <table:table-cell table:style-name="Tabela4.E9" office:value-type="string">
            <text:p text:style-name="P14">M = 100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21">100</text:p>
          </table:table-cell>
          <table:table-cell table:style-name="Tabela4.E9" office:value-type="string">
            <text:p text:style-name="P21">500</text:p>
          </table:table-cell>
          <table:table-cell table:style-name="Tabela4.F9" office:value-type="string">
            <text:p text:style-name="P21">1000</text:p>
          </table:table-cell>
        </table:table-row>
        <table:table-row table:style-name="TableLine2471001266864">
          <table:covered-table-cell table:style-name="Tabela4.A5"/>
          <table:table-cell table:style-name="Tabela4.E9" office:value-type="string">
            <text:p text:style-name="P14">M = 500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21">100</text:p>
          </table:table-cell>
          <table:table-cell table:style-name="Tabela4.F9" office:value-type="string">
            <text:p text:style-name="P21">200</text:p>
          </table:table-cell>
        </table:table-row>
        <table:table-row table:style-name="TableLine2471001266864">
          <table:covered-table-cell table:style-name="Tabela4.A5"/>
          <table:table-cell table:style-name="Tabela4.E9" office:value-type="string">
            <text:p text:style-name="P14">M = 1000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14">x</text:p>
          </table:table-cell>
          <table:table-cell table:style-name="Tabela4.F9" office:value-type="string">
            <text:p text:style-name="P21">100</text:p>
          </table:table-cell>
        </table:table-row>
        <table:table-row table:style-name="TableLine2471001266864">
          <table:table-cell table:style-name="Tabela4.A2" table:number-rows-spanned="4" office:value-type="string">
            <text:p text:style-name="P14">M Primo</text:p>
          </table:table-cell>
          <table:table-cell table:style-name="Tabela4.E9" office:value-type="string">
            <text:p text:style-name="P14">M = 7</text:p>
          </table:table-cell>
          <table:table-cell table:style-name="Tabela4.E9" office:value-type="string">
            <text:p text:style-name="P22">142,8</text:p>
          </table:table-cell>
          <table:table-cell table:style-name="Tabela4.E9" office:value-type="string">
            <text:p text:style-name="P22">1428,5</text:p>
          </table:table-cell>
          <table:table-cell table:style-name="Tabela4.E9" office:value-type="string">
            <text:p text:style-name="P22">7142,8</text:p>
          </table:table-cell>
          <table:table-cell table:style-name="Tabela4.F9" office:value-type="string">
            <text:p text:style-name="P22">14285,7</text:p>
          </table:table-cell>
        </table:table-row>
        <table:table-row table:style-name="TableLine2471001266864">
          <table:covered-table-cell table:style-name="Tabela4.A9"/>
          <table:table-cell table:style-name="Tabela4.E9" office:value-type="string">
            <text:p text:style-name="P14">M = 97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22">103</text:p>
          </table:table-cell>
          <table:table-cell table:style-name="Tabela4.E9" office:value-type="string">
            <text:p text:style-name="P22">515,4</text:p>
          </table:table-cell>
          <table:table-cell table:style-name="Tabela4.F9" office:value-type="string">
            <text:p text:style-name="P22">1030,9</text:p>
          </table:table-cell>
        </table:table-row>
        <table:table-row table:style-name="TableLine2471001266864">
          <table:covered-table-cell table:style-name="Tabela4.A9"/>
          <table:table-cell table:style-name="Tabela4.E9" office:value-type="string">
            <text:p text:style-name="P14">M = 499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22">100</text:p>
          </table:table-cell>
          <table:table-cell table:style-name="Tabela4.F9" office:value-type="string">
            <text:p text:style-name="P22">200,4</text:p>
          </table:table-cell>
        </table:table-row>
        <table:table-row table:style-name="TableLine2471001266864">
          <table:covered-table-cell table:style-name="Tabela4.A9"/>
          <table:table-cell table:style-name="Tabela4.E9" office:value-type="string">
            <text:p text:style-name="P14">M = 997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14">x</text:p>
          </table:table-cell>
          <table:table-cell table:style-name="Tabela4.E9" office:value-type="string">
            <text:p text:style-name="P14">x</text:p>
          </table:table-cell>
          <table:table-cell table:style-name="Tabela4.F9" office:value-type="string">
            <text:p text:style-name="P22">100,3</text:p>
          </table:table-cell>
        </table:table-row>
      </table:table>
      <text:p text:style-name="P9"/>
      <text:p text:style-name="P9"><text:tab/><text:span text:style-name="T3">e)</text:span></text:p>
      <text:p text:style-name="P6"><text:tab/><text:tab/><text:span text:style-name="T2">Sim, em todos os casos no M primo, a diferença não ficou tão alta quanto com M composto.</text:span></text:p>
      <text:p text:style-name="P6"><text:tab/><text:span text:style-name="T2">f)</text:span></text:p>
      <text:p text:style-name="P6"><text:tab/><text:tab/><text:span text:style-name="T2">Sim, no caso de n = 50000</text:span></text:p>
      <text:p text:style-name="P6"><text:tab/><text:span text:style-name="T2">g)</text:span></text:p>
      <text:p text:style-name="P6"><text:tab/><text:tab/><text:span text:style-name="T2">Sim, os tamanhos estão dentro do esper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Rubik" officeooo:rsid="00032f06" officeooo:paragraph-rsid="00032f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arefa Hasing – Algoritmo e Estrutura de Dados 2</text:p>
        <text:p text:style-name="MP1">Universidade Tecnológica Federal do Paraná – Campo Mourão</text:p>
        <text:p text:style-name="MP1">Aluno: Matheus Santos de Andra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15:32:48.479000000</meta:creation-date>
    <dc:date>2021-11-21T16:42:14.562000000</dc:date>
    <meta:editing-duration>PT7M25S</meta:editing-duration>
    <meta:editing-cycles>1</meta:editing-cycles>
    <meta:document-statistic meta:table-count="4" meta:image-count="0" meta:object-count="0" meta:page-count="2" meta:paragraph-count="197" meta:word-count="359" meta:character-count="1113" meta:non-whitespace-character-count="940"/>
    <meta:generator>LibreOffice/7.2.0.4$Windows_X86_64 LibreOffice_project/9a9c6381e3f7a62afc1329bd359cc48accb6435b</meta:generator>
  </office:meta>
</office:document-meta>
</file>